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3-07-2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3-06-21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3-05-23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3-04-25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3-03-27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3-02-2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3-01-20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12-1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11-22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10-25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09-26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08-23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07-26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06-23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05-19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04-26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03-29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02-23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2-01-26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1-12-20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1-06-22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1-05-26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1-04-20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1-03-23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1-02-2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1-02-10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1-01-26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12-16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11-19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10-27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10-13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9-23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8-26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7-28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7-13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6-2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5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4-2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3-23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2-2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20-01-2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12-19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11-2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10-28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9-20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8-27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7-31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7-24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7-23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6-2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5-29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4-1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3-22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2-22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9-01-2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12-21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11-2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10-23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09-25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08-28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07-25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06-27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05-29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04-1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03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8-01-25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12-21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11-2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10-2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09-28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08-25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07-2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06-3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05-2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04-28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02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7-01-27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12-30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11-29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10-28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09-29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08-25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07-29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06-30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05-2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04-29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04-01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02-26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6-01-29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12-2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11-25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10-29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10-0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08-27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07-30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06-26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05-28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04-30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03-26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02-2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5-02-0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12-26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11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10-31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09-25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08-28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08-01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06-3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06-0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05-01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03-2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02-2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4-01-31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12-24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11-27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11-01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9-27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8-26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7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7-19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6-2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5-29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4-2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3-27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2-25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3-01-3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12-2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11-26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11-0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09-20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08-27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07-23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06-26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05-23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04-27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03-28 0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02-28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2-01-23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12-28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11-28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10-2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09-27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08-31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07-26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06-27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05-23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04-2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03-28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1-01-24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12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11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10-2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09-27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08-2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07-26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06-28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05-26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04-26 1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03-26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02-23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10-01-25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12-22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11-23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10-26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09-28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08-24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07-30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06-29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05-27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04-28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03-24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02-2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9-01-2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12-23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11-24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10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09-25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08-27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07-30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06-25 1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05-20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03-24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8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11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10-2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09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200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90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2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26070572801</text:p>
          </table:table-cell>
          <table:table-cell office:value-type="string" calcext:value-type="string">
            <text:p>196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8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76" meta:object-count="0"/>
    <meta:user-defined meta:name="AppVersion">3.0</meta:user-defined>
  </office:meta>
</office:document-meta>
</file>